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401E55AF9B26E3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 Bebedera" svg:font-family="'A Bebedera'" style:font-pitch="variable"/>
    <style:font-face style:name="Buy More" svg:font-family="'Buy More'" style:font-family-generic="script" style:font-pitch="variable"/>
    <style:font-face style:name="Chomsky" svg:font-family="Chomsky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G Fonts" svg:font-family="'ROG Fonts'" style:font-family-generic="modern" style:font-pitch="variable"/>
    <style:font-face style:name="Segoe UI" svg:font-family="'Segoe UI'" style:font-family-generic="system" style:font-pitch="variable"/>
    <style:font-face style:name="Stencil" svg:font-family="Stencil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6.25cm" fo:min-width="23cm"/>
    </style:style>
    <style:style style:name="gr2" style:family="graphic" style:parent-style-name="standard">
      <style:graphic-properties svg:stroke-width="0cm" svg:stroke-color="#ffffff" draw:fill-color="#ffffff" draw:textarea-horizontal-align="justify" draw:textarea-vertical-align="middle" draw:auto-grow-height="false" fo:min-height="3.5cm" fo:min-width="20.25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Stencil" fo:font-size="96pt" style:font-size-asian="96pt" style:font-size-complex="96pt"/>
    </style:style>
    <style:style style:name="T1" style:family="text">
      <style:text-properties style:font-name="ROG Fonts" fo:font-size="72pt" style:font-size-asian="72pt" style:font-size-complex="72pt"/>
    </style:style>
    <style:style style:name="T2" style:family="text">
      <style:text-properties style:font-name="Magnet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5cm" svg:height="6.5cm" svg:x="3.6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75cm" svg:height="3.75cm" svg:x="5.65cm" svg:y="1.15cm">
          <text:p text:style-name="P2"><text:span text:style-name="T1">STOCKS</text:span></text:p>
          <text:p text:style-name="P2"><text:span text:style-name="T2">Gestion des approvisionnements.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5cm" svg:height="4.75cm" svg:x="4cm" svg:y="0.75cm">
          <draw:image xlink:href="Pictures/100000010000020000000200401E55AF9B26E37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 Bebedera" svg:font-family="'A Bebedera'" style:font-pitch="variable"/>
    <style:font-face style:name="Buy More" svg:font-family="'Buy More'" style:font-family-generic="script" style:font-pitch="variable"/>
    <style:font-face style:name="Chomsky" svg:font-family="Chomsky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G Fonts" svg:font-family="'ROG Fonts'" style:font-family-generic="modern" style:font-pitch="variable"/>
    <style:font-face style:name="Segoe UI" svg:font-family="'Segoe UI'" style:font-family-generic="system" style:font-pitch="variable"/>
    <style:font-face style:name="Stencil" svg:font-family="Stencil" style:font-family-generic="decorative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6T13:27:21.555000000</meta:creation-date>
    <dc:date>2022-01-26T13:45:59.030000000</dc:date>
    <meta:editing-duration>PT8M27S</meta:editing-duration>
    <meta:editing-cycles>2</meta:editing-cycles>
    <meta:generator>LibreOffice/7.2.2.2$Windows_X86_64 LibreOffice_project/02b2acce88a210515b4a5bb2e46cbfb63fe97d56</meta:generator>
    <meta:document-statistic meta:object-count="3"/>
  </office:meta>
</office:document-meta>
</file>